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29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14.06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9.31mm"/>
    </style:style>
    <style:style style:name="co8" style:family="table-column">
      <style:table-column-properties fo:break-before="auto" style:column-width="32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36.34mm"/>
    </style:style>
    <style:style style:name="co11" style:family="table-column">
      <style:table-column-properties fo:break-before="auto" style:column-width="35.1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5ce" fo:border="0.06pt solid #000000" style:vertical-align="middle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b4c7dc" fo:border="0.06pt solid #000000" style:vertical-align="middle"/>
    </style:style>
    <style:style style:name="ce9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ilan-trimestres" table:style-name="ta1">
        <table:table-column table:style-name="co1" table:default-cell-style-name="ce11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Élève</text:p>
          </table:table-cell>
          <table:table-cell office:value-type="string" calcext:value-type="string" table:number-columns-spanned="2" table:number-rows-spanned="1">
            <text:p>1° trimestre</text:p>
          </table:table-cell>
          <table:covered-table-cell/>
          <table:table-cell office:value-type="string" calcext:value-type="string" table:number-columns-spanned="2" table:number-rows-spanned="1">
            <text:p>2° trimestre</text:p>
          </table:table-cell>
          <table:covered-table-cell/>
        </table:table-row>
        <table:table-row table:style-name="ro1">
          <table:table-cell office:value-type="string" calcext:value-type="string">
            <text:p>BAYLE Clé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UNE--ESCLAVARD Louis</text:p>
          </table:table-cell>
          <table:table-cell table:number-columns-repeated="3"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BLANCA Laur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HAZALON Clar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COUSIN Swan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DELATTRE Maë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AY Jade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JEZIRI Ibrahim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ENCARNACAO Charlott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USIL Melvyn</text:p>
          </table:table-cell>
          <table:table-cell office:value-type="string" calcext:value-type="string">
            <text:p>MG-T</text:p>
          </table:table-cell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LLARD Maud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HOMRICHE Nad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OUIN Clara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ORYAN David</text:p>
          </table:table-cell>
          <table:table-cell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JAIME Mélodi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JUGIE Mari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LABRACHERIE Luck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R Alexi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ESTRO Pabl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NERA MARADENES Kyar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MAZIERE Samuel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URAT Leïla</text:p>
          </table:table-cell>
          <table:table-cell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PASSERIEUX Anna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EN-LIGNAT Simon</text:p>
          </table:table-cell>
          <table:table-cell office:value-type="string" calcext:value-type="string">
            <text:p>MG-TC</text:p>
          </table:table-cell>
          <table:table-cell/>
          <table:table-cell office:value-type="string" calcext:value-type="string">
            <text:p>MG-TC</text:p>
          </table:table-cell>
          <table:table-cell/>
        </table:table-row>
        <table:table-row table:style-name="ro1">
          <table:table-cell office:value-type="string" calcext:value-type="string">
            <text:p>POMIROL Lau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RENAUDIE Mathé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HE Solène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ONTEIX Evan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 Yoan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CON Aureli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OUCHARD Oceane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IBIEN Charlott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</table:table>
      <table:table table:name="2J-orientation-nov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5" table:number-columns-repeated="3" table:default-cell-style-name="ce3"/>
        <table:table-column table:style-name="co6" table:default-cell-style-name="ce5"/>
        <table:table-column table:style-name="co7" table:default-cell-style-name="ce7"/>
        <table:table-column table:style-name="co8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5" table:number-rows-spanned="1">
            <text:p>Spécialités</text:p>
          </table:table-cell>
          <table:covered-table-cell table:number-columns-repeated="4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/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Arts</text:p>
          </table:table-cell>
          <table:table-cell table:style-name="ce10" table:number-columns-repeated="4"/>
          <table:table-cell table:style-name="ce4"/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Art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LLC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10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2J-orientation-mars" table:style-name="ta1">
        <table:table-column table:style-name="co1" table:default-cell-style-name="Default"/>
        <table:table-column table:style-name="co3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7"/>
        <table:table-column table:style-name="co11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 office:value-type="string" calcext:value-type="string">
            <text:p>STMG (1)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J-orientation-mars-CPE" table:style-name="ta1">
        <table:table-column table:style-name="co1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20"/>
        <table:table-column table:style-name="co11" table:default-cell-style-name="ce22"/>
        <table:table-column table:style-name="co2" table:default-cell-style-name="Default"/>
        <table:table-row table:style-name="ro1">
          <table:table-cell table:style-name="ce11" office:value-type="string" calcext:value-type="string">
            <text:p>Élèv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19" office:value-type="string" calcext:value-type="string">
            <text:p>études</text:p>
          </table:table-cell>
          <table:table-cell table:style-name="ce21" office:value-type="string" calcext:value-type="string">
            <text:p>métier</text:p>
          </table:table-cell>
          <table:table-cell/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19"/>
          <table:table-cell table:style-name="ce21" office:value-type="string" calcext:value-type="string">
            <text:p>interprète</text:p>
          </table:table-cell>
          <table:table-cell/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rogrammeur</text:p>
          </table:table-cell>
          <table:table-cell/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uge d’instruction</text:p>
          </table:table-cell>
          <table:table-cell/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ingénieur chimie</text:p>
          </table:table-cell>
          <table:table-cell/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ournaliste</text:p>
          </table:table-cell>
          <table:table-cell/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19"/>
          <table:table-cell table:style-name="ce21" office:value-type="string" calcext:value-type="string">
            <text:p>ét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19"/>
          <table:table-cell table:style-name="ce21" office:value-type="string" calcext:value-type="string">
            <text:p>graphiste</text:p>
          </table:table-cell>
          <table:table-cell/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</text:p>
          </table:table-cell>
          <table:table-cell/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PASS</text:p>
          </table:table-cell>
          <table:table-cell table:style-name="ce21" office:value-type="string" calcext:value-type="string">
            <text:p>kiné</text:p>
          </table:table-cell>
          <table:table-cell/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profiler</text:p>
          </table:table-cell>
          <table:table-cell/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CPGE</text:p>
          </table:table-cell>
          <table:table-cell table:style-name="ce21" office:value-type="string" calcext:value-type="string">
            <text:p>médecin</text:p>
          </table:table-cell>
          <table:table-cell/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 office:value-type="string" calcext:value-type="string">
            <text:p>STMG (1)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19"/>
          <table:table-cell table:style-name="ce21" office:value-type="string" calcext:value-type="string">
            <text:p>agent imobilier</text:p>
          </table:table-cell>
          <table:table-cell office:value-type="string" calcext:value-type="string">
            <text:p>STMG ?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éducateur</text:p>
          </table:table-cell>
          <table:table-cell office:value-type="string" calcext:value-type="string">
            <text:p>ST2S ?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19"/>
          <table:table-cell table:style-name="ce21"/>
          <table:table-cell office:value-type="string" calcext:value-type="string">
            <text:p>--&gt; Carrié</text:p>
          </table:table-cell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19"/>
          <table:table-cell table:style-name="ce21" office:value-type="string" calcext:value-type="string">
            <text:p>kiné</text:p>
          </table:table-cell>
          <table:table-cell office:value-type="string" calcext:value-type="string">
            <text:p>STI2D JPO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 / anglais</text:p>
          </table:table-cell>
          <table:table-cell/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 office:value-type="string" calcext:value-type="string">
            <text:p>B2B ?</text:p>
          </table:table-cell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sport</text:p>
          </table:table-cell>
          <table:table-cell office:value-type="string" calcext:value-type="string">
            <text:p>Techno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 office:value-type="string" calcext:value-type="string">
            <text:p>BTS</text:p>
          </table:table-cell>
          <table:table-cell table:style-name="ce21" office:value-type="string" calcext:value-type="string">
            <text:p>prof EPS</text:p>
          </table:table-cell>
          <table:table-cell/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psycho ou droit</text:p>
          </table:table-cell>
          <table:table-cell/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J-orientation-conseil2" table:style-name="ta1">
        <table:table-column table:style-name="co1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20"/>
        <table:table-column table:style-name="co11" table:default-cell-style-name="ce22"/>
        <table:table-column table:style-name="co2" table:default-cell-style-name="Default"/>
        <table:table-row table:style-name="ro1">
          <table:table-cell table:style-name="ce11" office:value-type="string" calcext:value-type="string">
            <text:p>Élèv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19" office:value-type="string" calcext:value-type="string">
            <text:p>études</text:p>
          </table:table-cell>
          <table:table-cell table:style-name="ce21" office:value-type="string" calcext:value-type="string">
            <text:p>métier</text:p>
          </table:table-cell>
          <table:table-cell/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27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29" office:value-type="string" calcext:value-type="string">
            <text:p>techno ?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19"/>
          <table:table-cell table:style-name="ce21" office:value-type="string" calcext:value-type="string">
            <text:p>interprète</text:p>
          </table:table-cell>
          <table:table-cell/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28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rogrammeur</text:p>
          </table:table-cell>
          <table:table-cell/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uge d’instruction</text:p>
          </table:table-cell>
          <table:table-cell/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ingénieur chimie</text:p>
          </table:table-cell>
          <table:table-cell/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ournaliste</text:p>
          </table:table-cell>
          <table:table-cell/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19"/>
          <table:table-cell table:style-name="ce21" office:value-type="string" calcext:value-type="string">
            <text:p>ét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19"/>
          <table:table-cell table:style-name="ce21" office:value-type="string" calcext:value-type="string">
            <text:p>graphiste</text:p>
          </table:table-cell>
          <table:table-cell/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</text:p>
          </table:table-cell>
          <table:table-cell/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PASS</text:p>
          </table:table-cell>
          <table:table-cell table:style-name="ce21" office:value-type="string" calcext:value-type="string">
            <text:p>kiné</text:p>
          </table:table-cell>
          <table:table-cell/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28" office:value-type="string" calcext:value-type="string">
            <text:p>techno ?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profiler</text:p>
          </table:table-cell>
          <table:table-cell/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CPGE</text:p>
          </table:table-cell>
          <table:table-cell table:style-name="ce21" office:value-type="string" calcext:value-type="string">
            <text:p>médecin</text:p>
          </table:table-cell>
          <table:table-cell/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28" office:value-type="string" calcext:value-type="string">
            <text:p>STMG (1)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19"/>
          <table:table-cell table:style-name="ce21" office:value-type="string" calcext:value-type="string">
            <text:p>agent imobilier</text:p>
          </table:table-cell>
          <table:table-cell office:value-type="string" calcext:value-type="string">
            <text:p>STMG ?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éducateur</text:p>
          </table:table-cell>
          <table:table-cell office:value-type="string" calcext:value-type="string">
            <text:p>ST2S ?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19"/>
          <table:table-cell table:style-name="ce21"/>
          <table:table-cell office:value-type="string" calcext:value-type="string">
            <text:p>--&gt; Carrié</text:p>
          </table:table-cell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19"/>
          <table:table-cell table:style-name="ce21" office:value-type="string" calcext:value-type="string">
            <text:p>kiné</text:p>
          </table:table-cell>
          <table:table-cell office:value-type="string" calcext:value-type="string">
            <text:p>STI2D JPO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 / anglais</text:p>
          </table:table-cell>
          <table:table-cell/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28" office:value-type="string" calcext:value-type="string">
            <text:p>techno ?</text:p>
          </table:table-cell>
          <table:table-cell table:style-name="ce19"/>
          <table:table-cell table:style-name="ce21"/>
          <table:table-cell office:value-type="string" calcext:value-type="string">
            <text:p>B2B ?</text:p>
          </table:table-cell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28" office:value-type="string" calcext:value-type="string">
            <text:p>techno ?</text:p>
          </table:table-cell>
          <table:table-cell table:style-name="ce19"/>
          <table:table-cell table:style-name="ce21" office:value-type="string" calcext:value-type="string">
            <text:p>sport</text:p>
          </table:table-cell>
          <table:table-cell office:value-type="string" calcext:value-type="string">
            <text:p>ST2S ?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 office:value-type="string" calcext:value-type="string">
            <text:p>BTS</text:p>
          </table:table-cell>
          <table:table-cell table:style-name="ce21" office:value-type="string" calcext:value-type="string">
            <text:p>prof EPS</text:p>
          </table:table-cell>
          <table:table-cell/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psycho ou droit</text:p>
          </table:table-cell>
          <table:table-cell/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9mm" fo:margin-bottom="9mm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8:47:53.088803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4T22:39:10.002792917</dc:date>
    <meta:editing-duration>PT14H6M18S</meta:editing-duration>
    <meta:editing-cycles>18</meta:editing-cycles>
    <meta:generator>LibreOffice/6.1.5.2$Linux_X86_64 LibreOffice_project/10$Build-2</meta:generator>
    <meta:document-statistic meta:table-count="5" meta:cell-count="853" meta:object-count="0"/>
  </office:meta>
</office:document-meta>
</file>